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063in"/>
    </style:style>
    <style:style style:name="co3" style:family="table-column">
      <style:table-column-properties fo:break-before="auto" style:column-width="1.216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17"/>
    <style:style style:name="ce2" style:family="table-cell" style:parent-style-name="Default" style:data-style-name="N117">
      <style:table-cell-properties fo:background-color="#ffff99"/>
    </style:style>
    <style:style style:name="ce3" style:family="table-cell" style:parent-style-name="Default" style:data-style-name="N40"/>
    <style:style style:name="ce4" style:family="table-cell" style:parent-style-name="Default" style:data-style-name="N40">
      <style:table-cell-properties fo:background-color="#ffff99"/>
    </style:style>
    <style:style style:name="ce5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BM Volume</text:p>
          </table:table-cell>
          <table:table-cell office:value-type="string">
            <text:p>Formula Volume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1">
            <text:p>11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2">
            <text:p>12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4H45M00S">
            <text:p>14: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3">
            <text:p>13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1H00M00S">
            <text:p>1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16H30M00S">
            <text:p>16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0H00M00S">
            <text:p>20:00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date" office:date-value="2021-12-14">
            <text:p>14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2H00M00S">
            <text:p>02:0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1H30M00S">
            <text:p>11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4H30M00S">
            <text:p>14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17H30M00S">
            <text:p>17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5">
            <text:p>15/12/21</text:p>
          </table:table-cell>
          <table:table-cell office:value-type="time" office:time-value="PT23H45M00S">
            <text:p>23:45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5H30M00S">
            <text:p>05:3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1H30M00S">
            <text:p>11:30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4H30M00S">
            <text:p>14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0H00M00S">
            <text:p>00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6H00M00S">
            <text:p>06:0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09H00M00S">
            <text:p>09:0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2H00M00S">
            <text:p>12:00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5H30M00S">
            <text:p>15:3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7">
            <text:p>17/12/21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0H30M00S">
            <text:p>00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07H15M00S">
            <text:p>07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0H15M00S">
            <text:p>10:1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3H30M00S">
            <text:p>13:3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19H30M00S">
            <text:p>19:30</text:p>
          </table:table-cell>
          <table:table-cell table:number-columns-repeated="2" office:value-type="float" office:value="20">
            <text:p>20</text:p>
          </table:table-cell>
        </table:table-row>
        <table:table-row table:style-name="ro1">
          <table:table-cell office:value-type="date" office:date-value="2021-12-18">
            <text:p>18/12/21</text:p>
          </table:table-cell>
          <table:table-cell office:value-type="time" office:time-value="PT22H30M00S">
            <text:p>22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2H45M00S">
            <text:p>02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07H15M00S">
            <text:p>07:1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6H30M00S">
            <text:p>16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18H50M00S">
            <text:p>18: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19">
            <text:p>19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1H30M00S">
            <text:p>01:30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19H15M00S">
            <text:p>19: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0">
            <text:p>20/12/21</text:p>
          </table:table-cell>
          <table:table-cell office:value-type="time" office:time-value="PT21H00M00S">
            <text:p>21:0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0H30M00S">
            <text:p>0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0H30M00S">
            <text:p>10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19H15M00S">
            <text:p>19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1">
            <text:p>21/12/21</text:p>
          </table:table-cell>
          <table:table-cell office:value-type="time" office:time-value="PT22H30M00S">
            <text:p>22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1H45M00S">
            <text:p>01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5H20M00S">
            <text:p>05:2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7H30M00S">
            <text:p>17: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2">
            <text:p>22/12/21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0H45M00S">
            <text:p>00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3H45M00S">
            <text:p>03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6H15M00S">
            <text:p>0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4H00M00S">
            <text:p>14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7H00M00S">
            <text:p>17:0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19H00M00S">
            <text:p>19:0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2" office:value-type="date" office:date-value="2021-12-24">
            <text:p>24/12/21</text:p>
          </table:table-cell>
          <table:table-cell table:style-name="ce4" office:value-type="time" office:time-value="PT03H45M00S">
            <text:p>03:45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0">
            <text:p>6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6H45M00S">
            <text:p>0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2H45M00S">
            <text:p>12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00M00S">
            <text:p>16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6H45M00S">
            <text:p>16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7H45M00S">
            <text:p>17:45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4">
            <text:p>24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09H00M00S">
            <text:p>0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2H30M00S">
            <text:p>12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5H45M00S">
            <text:p>15:4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17H45M00S">
            <text:p>17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0H30M00S">
            <text:p>2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5">
            <text:p>25/12/21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5H45M00S">
            <text:p>05:4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2H30M00S">
            <text:p>12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5H45M00S">
            <text:p>15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17H15M00S">
            <text:p>17:1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0H00M00S">
            <text:p>20:00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6">
            <text:p>26/12/21</text:p>
          </table:table-cell>
          <table:table-cell office:value-type="time" office:time-value="PT22H30M00S">
            <text:p>22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08H00M00S">
            <text:p>0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0H15M00S">
            <text:p>10:1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2H45M00S">
            <text:p>12:4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5H30M00S">
            <text:p>15:3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19H00M00S">
            <text:p>19:00</text:p>
          </table:table-cell>
          <table:table-cell table:number-columns-repeated="2" office:value-type="float" office:value="40">
            <text:p>40</text:p>
          </table:table-cell>
        </table:table-row>
        <table:table-row table:style-name="ro1">
          <table:table-cell office:value-type="date" office:date-value="2021-12-27">
            <text:p>27/12/21</text:p>
          </table:table-cell>
          <table:table-cell office:value-type="time" office:time-value="PT23H00M00S">
            <text:p>2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2H00M00S">
            <text:p>02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5H15M00S">
            <text:p>05:15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08H00M00S">
            <text:p>08:00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1-12-28">
            <text:p>28/12/21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5H30M00S">
            <text:p>0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08H45M00S">
            <text:p>08:4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1H30M00S">
            <text:p>11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29">
            <text:p>29/12/21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0H00M00S">
            <text:p>10: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3H00M00S">
            <text:p>13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7H50M00S">
            <text:p>17: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19H10M00S">
            <text:p>19:1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0">
            <text:p>30/12/21</text:p>
          </table:table-cell>
          <table:table-cell office:value-type="time" office:time-value="PT20H45M00S">
            <text:p>20:4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1H00M00S">
            <text:p>01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1H00M00S">
            <text:p>11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8H00M00S">
            <text:p>18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19H00M00S">
            <text:p>19:00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0H30M00S">
            <text:p>20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2H15M00S">
            <text:p>12:15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17H30M00S">
            <text:p>1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0H30M00S">
            <text:p>20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1">
            <text:p>01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3H00M00S">
            <text:p>03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6H30M00S">
            <text:p>06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09H30M00S">
            <text:p>09:3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4H00M00S">
            <text:p>14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7H00M00S">
            <text:p>17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19H00M00S">
            <text:p>19:00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2">
            <text:p>02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1H30M00S">
            <text:p>01:30</text:p>
          </table:table-cell>
          <table:table-cell office:value-type="float" office:value="40">
            <text:p>4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5H00M00S">
            <text:p>05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07H30M00S">
            <text:p>07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0H30M00S">
            <text:p>10:3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6H00M00S">
            <text:p>1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3">
            <text:p>03/01/22</text:p>
          </table:table-cell>
          <table:table-cell office:value-type="time" office:time-value="PT20H00M00S">
            <text:p>20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08H00M00S">
            <text:p>08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3H30M00S">
            <text:p>13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7H00M00S">
            <text:p>1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4">
            <text:p>04/01/22</text:p>
          </table:table-cell>
          <table:table-cell office:value-type="time" office:time-value="PT22H00M00S">
            <text:p>22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7H00M00S">
            <text:p>07:0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3H30M00S">
            <text:p>13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6H30M00S">
            <text:p>16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5">
            <text:p>05/01/22</text:p>
          </table:table-cell>
          <table:table-cell office:value-type="time" office:time-value="PT22H30M00S">
            <text:p>2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2H00M00S">
            <text:p>0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50H30M00S">
            <text:p>02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7H30M00S">
            <text:p>07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09H30M00S">
            <text:p>09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3H00M00S">
            <text:p>13:0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18H30M00S">
            <text:p>18:3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1H00M00S">
            <text:p>11:0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8H30M00S">
            <text:p>18:3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07">
            <text:p>07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09H15M00S">
            <text:p>09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1H15M00S">
            <text:p>11:1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5H00M00S">
            <text:p>15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19H30M00S">
            <text:p>19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08">
            <text:p>08/01/22</text:p>
          </table:table-cell>
          <table:table-cell office:value-type="time" office:time-value="PT23H30M00S">
            <text:p>2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6H00M00S">
            <text:p>06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08H30M00S">
            <text:p>08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4H00M00S">
            <text:p>14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7H00M00S">
            <text:p>17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3H30M00S">
            <text:p>03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08H00M00S">
            <text:p>08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0H00M00S">
            <text:p>10:0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3H00M00S">
            <text:p>13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5H45M00S">
            <text:p>15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18H00M00S">
            <text:p>18:00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10">
            <text:p>1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2H30M00S">
            <text:p>02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4H30M00S">
            <text:p>04:30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07H30M00S">
            <text:p>0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0H30M00S">
            <text:p>10:3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3H00M00S">
            <text:p>13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6H15M00S">
            <text:p>16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18H20M00S">
            <text:p>18: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1">
            <text:p>11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08H45M00S">
            <text:p>08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1H00M00S">
            <text:p>11:00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3H20M00S">
            <text:p>13:20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6H15M00S">
            <text:p>16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18H15M00S">
            <text:p>18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2">
            <text:p>12/01/22</text:p>
          </table:table-cell>
          <table:table-cell office:value-type="time" office:time-value="PT21H45M00S">
            <text:p>21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4H30M00S">
            <text:p>04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08H15M00S">
            <text:p>0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0H20M00S">
            <text:p>10: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2H00M00S">
            <text:p>12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5H30M00S">
            <text:p>15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18H15M00S">
            <text:p>18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1H15M00S">
            <text:p>01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5H30M00S">
            <text:p>05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08H15M00S">
            <text:p>08: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0H00M00S">
            <text:p>10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2H15M00S">
            <text:p>12:1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7H45M00S">
            <text:p>17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4">
            <text:p>14/01/22</text:p>
          </table:table-cell>
          <table:table-cell office:value-type="time" office:time-value="PT19H45M00S">
            <text:p>19:4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09H00M00S">
            <text:p>09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1H30M00S">
            <text:p>11:3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4H15M00S">
            <text:p>14:1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19H00M00S">
            <text:p>19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5">
            <text:p>15/01/22</text:p>
          </table:table-cell>
          <table:table-cell office:value-type="time" office:time-value="PT21H00M00S">
            <text:p>2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1H30M00S">
            <text:p>01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5H30M00S">
            <text:p>05: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7H00M00S">
            <text:p>0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09H45M00S">
            <text:p>09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2H30M00S">
            <text:p>12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4H30M00S">
            <text:p>14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17H15M00S">
            <text:p>17:15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07H20M00S">
            <text:p>07:2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0H15M00S">
            <text:p>10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2H45M00S">
            <text:p>12:4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5H30M00S">
            <text:p>15: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8H00M00S">
            <text:p>18: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19H30M00S">
            <text:p>19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7">
            <text:p>17/01/22</text:p>
          </table:table-cell>
          <table:table-cell office:value-type="time" office:time-value="PT20H45M00S">
            <text:p>20:45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1H00M00S">
            <text:p>01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5H00M00S">
            <text:p>05:0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08H30M00S">
            <text:p>08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1H30M00S">
            <text:p>11:30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4H00M00S">
            <text:p>14:0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17H15M00S">
            <text:p>17: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0H00M00S">
            <text:p>20:0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date" office:date-value="2022-01-18">
            <text:p>18/01/22</text:p>
          </table:table-cell>
          <table:table-cell office:value-type="time" office:time-value="PT23H45M00S">
            <text:p>23:4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3H45M00S">
            <text:p>03:45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08H00M00S">
            <text:p>08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0H30M00S">
            <text:p>10:3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3H00M00S">
            <text:p>13:0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5H20M00S">
            <text:p>15:2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7H00M00S">
            <text:p>17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19">
            <text:p>19/01/22</text:p>
          </table:table-cell>
          <table:table-cell office:value-type="time" office:time-value="PT19H30M00S">
            <text:p>19:3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0H00M00S">
            <text:p>00:0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4H00M00S">
            <text:p>04: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08H30M00S">
            <text:p>0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2H00M00S">
            <text:p>12: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4H15M00S">
            <text:p>14:15</text:p>
          </table:table-cell>
          <table:table-cell office:value-type="float" office:value="110">
            <text:p>1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7H30M00S">
            <text:p>17:3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18H30M00S">
            <text:p>18: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time" office:time-value="PT21H30M00S">
            <text:p>21:3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 table:number-rows-repeated="80">
          <table:table-cell table:number-columns-repeated="4"/>
        </table:table-row>
        <table:table-row table:style-name="ro1" table:number-rows-repeated="13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1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1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2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2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23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2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2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1">01/21/2022</text:date>, <text:time>15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04T16:05:25.79</meta:creation-date>
    <dc:date>2022-01-21T15:38:08.62</dc:date>
    <dc:creator>Patrick Carlberg</dc:creator>
    <meta:editing-duration>P8DT1H22M12S</meta:editing-duration>
    <meta:editing-cycles>11</meta:editing-cycles>
    <meta:generator>OpenOffice/4.1.10$Win32 OpenOffice.org_project/4110m2$Build-9807</meta:generator>
    <meta:document-statistic meta:table-count="3" meta:cell-count="1288" meta:object-count="0"/>
  </office:meta>
</office:document-meta>
</file>